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ae58" officeooo:paragraph-rsid="001dae58"/>
    </style:style>
    <style:style style:name="P2" style:family="paragraph" style:parent-style-name="Preformatted_20_Text">
      <style:text-properties officeooo:rsid="001b0fd8" officeooo:paragraph-rsid="001da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_NAME=Laravel</text:p>
      <text:p text:style-name="P2">APP_ENV=local</text:p>
      <text:p text:style-name="P2">APP_KEY=base64:MJFkgQY/613ex27T8s8GP6dqM+Na0cKVgwkNbG+Tj3I=</text:p>
      <text:p text:style-name="P2">APP_DEBUG=true</text:p>
      <text:p text:style-name="P2">APP_URL=http://localhost</text:p>
      <text:p text:style-name="P2"/>
      <text:p text:style-name="P2">LOG_CHANNEL=stack</text:p>
      <text:p text:style-name="P2"/>
      <text:p text:style-name="P2">DB_CONNECTION=mysql</text:p>
      <text:p text:style-name="P2">DB_HOST=127.0.0.1</text:p>
      <text:p text:style-name="P2">DB_PORT=32774</text:p>
      <text:p text:style-name="P2">DB_DATABASE=doctrine</text:p>
      <text:p text:style-name="P2">DB_USERNAME=root</text:p>
      <text:p text:style-name="P2">DB_PASSWORD=adsdaq</text:p>
      <text:p text:style-name="P2"/>
      <text:p text:style-name="P1">BROADCAST_DRIVER=log</text:p>
      <text:p text:style-name="P1">CACHE_DRIVER=file</text:p>
      <text:p text:style-name="P1">SESSION_DRIVER=file</text:p>
      <text:p text:style-name="P1">SESSION_LIFETIME=120</text:p>
      <text:p text:style-name="P1">QUEUE_DRIVER=sync</text:p>
      <text:p text:style-name="P1"/>
      <text:p text:style-name="P1">REDIS_HOST=127.0.0.1</text:p>
      <text:p text:style-name="P1">REDIS_PASSWORD=null</text:p>
      <text:p text:style-name="P1">REDIS_PORT=6379</text:p>
      <text:p text:style-name="P1"/>
      <text:p text:style-name="P1">MAIL_DRIVER=smtp</text:p>
      <text:p text:style-name="P1">MAIL_HOST=smtp.mailtrap.io</text:p>
      <text:p text:style-name="P1">MAIL_PORT=2525</text:p>
      <text:p text:style-name="P1">MAIL_USERNAME=null</text:p>
      <text:p text:style-name="P1">MAIL_PASSWORD=null</text:p>
      <text:p text:style-name="P1">MAIL_ENCRYPTION=null</text:p>
      <text:p text:style-name="P1"/>
      <text:p text:style-name="P1">PUSHER_APP_ID=</text:p>
      <text:p text:style-name="P1">PUSHER_APP_KEY=</text:p>
      <text:p text:style-name="P1">PUSHER_APP_SECRET=</text:p>
      <text:p text:style-name="P1">PUSHER_APP_CLUSTER=mt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1:04:43.224063811</dc:date>
    <meta:editing-duration>PT8S</meta:editing-duration>
    <meta:editing-cycles>1</meta:editing-cycles>
    <meta:document-statistic meta:table-count="0" meta:image-count="0" meta:object-count="0" meta:page-count="1" meta:paragraph-count="30" meta:word-count="30" meta:character-count="574" meta:non-whitespace-character-count="574"/>
    <meta:generator>LibreOffice/5.1.6.2$Linux_X86_64 LibreOffice_project/10m0$Build-2</meta:generator>
  </office:meta>
</office:document-meta>
</file>